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ac4" officeooo:paragraph-rsid="00089ac4"/>
    </style:style>
    <style:style style:name="P2" style:family="paragraph" style:parent-style-name="Standard">
      <style:text-properties officeooo:rsid="00089ac4" officeooo:paragraph-rsid="00459b4f"/>
    </style:style>
    <style:style style:name="P3" style:family="paragraph" style:parent-style-name="Standard">
      <style:text-properties officeooo:rsid="00089ac4" officeooo:paragraph-rsid="005b53cb"/>
    </style:style>
    <style:style style:name="P4" style:family="paragraph" style:parent-style-name="Standard">
      <style:text-properties fo:color="#800000" style:font-name="Courier 10 Pitch" fo:font-size="10pt" officeooo:rsid="00089ac4" officeooo:paragraph-rsid="00089ac4" style:font-size-asian="10pt" style:font-size-complex="10pt"/>
    </style:style>
    <style:style style:name="P5" style:family="paragraph" style:parent-style-name="Standard">
      <style:text-properties officeooo:rsid="00089ac4" officeooo:paragraph-rsid="00089ac4" fo:background-color="#99ff99"/>
    </style:style>
    <style:style style:name="P6" style:family="paragraph" style:parent-style-name="Standard">
      <style:text-properties fo:font-weight="bold" officeooo:rsid="00089ac4" officeooo:paragraph-rsid="00089ac4" style:font-weight-asian="bold" style:font-weight-complex="bold"/>
    </style:style>
    <style:style style:name="P7" style:family="paragraph" style:parent-style-name="Standard" style:list-style-name="L1">
      <style:text-properties officeooo:rsid="00089ac4" officeooo:paragraph-rsid="00089ac4"/>
    </style:style>
    <style:style style:name="P8" style:family="paragraph" style:parent-style-name="Standard" style:list-style-name="L1">
      <style:text-properties officeooo:rsid="00089ac4" officeooo:paragraph-rsid="000b27b8"/>
    </style:style>
    <style:style style:name="P9" style:family="paragraph" style:parent-style-name="Standard">
      <style:text-properties officeooo:rsid="00089ac4" officeooo:paragraph-rsid="00089ac4"/>
    </style:style>
    <style:style style:name="P10" style:family="paragraph" style:parent-style-name="Standard" style:list-style-name="L2">
      <style:text-properties officeooo:paragraph-rsid="00089ac4"/>
    </style:style>
    <style:style style:name="P11" style:family="paragraph" style:parent-style-name="Standard" style:list-style-name="L3">
      <style:text-properties officeooo:paragraph-rsid="00089ac4"/>
    </style:style>
    <style:style style:name="P12" style:family="paragraph" style:parent-style-name="Standard" style:list-style-name="L4">
      <style:text-properties officeooo:paragraph-rsid="00089ac4"/>
    </style:style>
    <style:style style:name="P13" style:family="paragraph" style:parent-style-name="Standard" style:list-style-name="L5">
      <style:text-properties officeooo:paragraph-rsid="00089ac4"/>
    </style:style>
    <style:style style:name="P14" style:family="paragraph" style:parent-style-name="Standard">
      <style:text-properties officeooo:rsid="008a13d0" officeooo:paragraph-rsid="008a13d0"/>
    </style:style>
    <style:style style:name="P15" style:family="paragraph" style:parent-style-name="Standard">
      <style:text-properties fo:color="#800000" style:font-name="Courier 10 Pitch" officeooo:rsid="008a13d0" officeooo:paragraph-rsid="008a13d0"/>
    </style:style>
    <style:style style:name="P16" style:family="paragraph" style:parent-style-name="Standard">
      <style:text-properties fo:color="#800000" style:font-name="Courier 10 Pitch" fo:font-size="10pt" officeooo:rsid="008a13d0" officeooo:paragraph-rsid="008a13d0" fo:background-color="#99ff99" style:font-size-asian="10pt" style:font-size-complex="10pt"/>
    </style:style>
    <style:style style:name="T1" style:family="text">
      <style:text-properties officeooo:rsid="00089ac4"/>
    </style:style>
    <style:style style:name="T2" style:family="text">
      <style:text-properties fo:color="#800000"/>
    </style:style>
    <style:style style:name="T3" style:family="text">
      <style:text-properties fo:color="#800000" style:font-name="Courier 10 Pitch" fo:font-size="10pt" style:font-size-asian="10pt" style:font-size-complex="10pt"/>
    </style:style>
    <style:style style:name="T4" style:family="text">
      <style:text-properties fo:color="#800000" style:font-name="Courier 10 Pitch" fo:font-size="10pt" officeooo:rsid="00089ac4" style:font-size-asian="10pt" style:font-size-complex="10pt"/>
    </style:style>
    <style:style style:name="T5" style:family="text">
      <style:text-properties fo:color="#800000" style:font-name="Courier 10 Pitch" fo:font-size="10pt" fo:background-color="#99ff99" loext:char-shading-value="0" style:font-size-asian="10pt" style:font-size-complex="10pt"/>
    </style:style>
    <style:style style:name="T6" style:family="text">
      <style:text-properties fo:color="#800000" style:font-name="Courier 10 Pitch" fo:font-size="10pt" fo:font-weight="bold" style:font-size-asian="10pt" style:font-weight-asian="bold" style:font-size-complex="10pt" style:font-weight-complex="bold"/>
    </style:style>
    <style:style style:name="T7" style:family="text">
      <style:text-properties fo:color="#800000" style:font-name="Courier 10 Pitch"/>
    </style:style>
    <style:style style:name="T8" style:family="text">
      <style:text-properties fo:color="#800000" style:font-name="Courier 10 Pitch" fo:font-size="10pt" style:font-size-asian="10pt" style:font-size-complex="10pt"/>
    </style:style>
    <style:style style:name="T9" style:family="text">
      <style:text-properties fo:background-color="#99ff99" loext:char-shading-value="0"/>
    </style:style>
    <style:style style:name="T10" style:family="text">
      <style:text-properties officeooo:rsid="007a2d33"/>
    </style:style>
    <style:style style:name="T11" style:family="text">
      <style:text-properties style:font-name="Courier 10 Pitch"/>
    </style:style>
    <style:style style:name="T12" style:family="text">
      <style:text-properties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sites generally need to serve additional files such as images, JavaScript, or CSS. In Django, we refer to these files as “static files”. Django provides <text:span text:style-name="T3">django.contrib.staticfiles</text:span> to help you manage them.</text:p>
      <text:p text:style-name="P1"/>
      <text:p text:style-name="P1">This page describes how you can serve these static files.</text:p>
      <text:p text:style-name="P1"/>
      <text:p text:style-name="P1">Configuring static files</text:p>
      <text:list xml:id="list8149234957678922614" text:style-name="L1">
        <text:list-item>
          <text:p text:style-name="P7">Make sure that <text:span text:style-name="T3">django.contrib.staticfiles</text:span> is included in your INSTALLED_APPS.</text:p>
        </text:list-item>
        <text:list-item>
          <text:p text:style-name="P8">In your settings file, define <text:span text:style-name="T3">STATIC_URL</text:span>, for example: <text:s text:c="2"/></text:p>
          <text:list>
            <text:list-header>
              <text:p text:style-name="P8"><text:s/><text:span text:style-name="T3">STATIC_URL = '/static/'</text:span></text:p>
            </text:list-header>
          </text:list>
        </text:list-item>
        <text:list-item>
          <text:p text:style-name="P7">In your templates, either hardcode the url like <text:span text:style-name="T3">/static/my_app/example.jpg</text:span> or, preferably, use the static template tag to build the URL for the given relative path by using the configured <text:span text:style-name="T3">STATICFILES_STORAGE</text:span> storage (this makes it much easier when you want to switch to a content delivery network (CDN) for serving static files).</text:p>
        </text:list-item>
      </text:list>
      <text:p text:style-name="P1"/>
      <text:p text:style-name="P1"><text:s text:c="4"/><text:tab/><text:span text:style-name="T3">{% load static %}</text:span></text:p>
      <text:p text:style-name="P4"><text:s text:c="4"/><text:tab/>&lt;img src="{% static "my_app/example.jpg" %}" alt="My image"/&gt;</text:p>
      <text:p text:style-name="P1"/>
      <text:list xml:id="list2210616567073645766" text:style-name="L2">
        <text:list-item>
          <text:p text:style-name="P10"><text:span text:style-name="T1">Store your static files in a folder called </text:span><text:span text:style-name="T4">static</text:span><text:span text:style-name="T1"> in your app. For example </text:span><text:span text:style-name="T4">my_app/static/my_app/example.jpg</text:span><text:span text:style-name="T1">.</text:span></text:p>
        </text:list-item>
      </text:list>
      <text:p text:style-name="P1"/>
      <text:p text:style-name="P5">Serving the files</text:p>
      <text:p text:style-name="P5">In addition to these configuration steps, you’ll also need to actually serve the static files.</text:p>
      <text:p text:style-name="P5">During development, if you use django.contrib.staticfiles, this will be done automatically by runserver when DEBUG is set to True (see django.contrib.staticfiles.views.serve()).</text:p>
      <text:p text:style-name="P5">This method is grossly inefficient and probably insecure, so it is unsuitable for production.</text:p>
      <text:p text:style-name="P1"><text:span text:style-name="T9">See </text:span><text:a xlink:type="simple" xlink:href="https://docs.djangoproject.com/en/1.11/howto/static-files/deployment/" text:style-name="Internet_20_link" text:visited-style-name="Visited_20_Internet_20_Link"><text:span text:style-name="T9">Deploying static files</text:span></text:a><text:span text:style-name="T9"> for proper strategies to serve static files in production environments.</text:span></text:p>
      <text:p text:style-name="P1"/>
      <text:p text:style-name="P1">Your project will probably also have static assets that aren’t tied to a particular app. In addition to using a <text:span text:style-name="T3">static/</text:span> directory inside your apps, you can define a list of directories (<text:span text:style-name="T3">STATICFILES_DIRS</text:span>) in your settings file where Django will also look for static files. For example:</text:p>
      <text:p text:style-name="P1"/>
      <text:p text:style-name="P1"><text:tab/><text:span text:style-name="T3">STATICFILES_DIRS = [</text:span></text:p>
      <text:p text:style-name="P4"><text:tab/> <text:s text:c="3"/>os.path.join(BASE_DIR, "static"),</text:p>
      <text:p text:style-name="P4"><text:tab/> <text:s text:c="3"/>'/var/www/static/',</text:p>
      <text:p text:style-name="P4"><text:tab/>]</text:p>
      <text:p text:style-name="P1"/>
      <text:p text:style-name="P1">See the documentation for the <text:a xlink:type="simple" xlink:href="https://docs.djangoproject.com/en/1.11/ref/settings/#std:setting-STATICFILES_FINDERS" text:style-name="Internet_20_link" text:visited-style-name="Visited_20_Internet_20_Link">STATICFILES_FINDERS</text:a> setting for details on how staticfiles finds your files.</text:p>
      <text:p text:style-name="P1"/>
      <text:p text:style-name="P5">Static file namespacing</text:p>
      <text:p text:style-name="P5">Now we might be able to get away with putting our static files directly in <text:span text:style-name="T3">my_app/static/</text:span> (rather than creating another <text:span text:style-name="T3">my_app</text:span> subdirectory), but it would actually be a bad idea. Django will use the first static file it finds whose name matches, and if you had a static file with the same name in a different application, Django would be unable to distinguish between them. We need to be able to point Django at the right one, and the easiest way to ensure this is by namespacing them. That is, by putting those static files inside another directory named for the application itself.</text:p>
      <text:p text:style-name="P1"/>
      <text:p text:style-name="P1"/>
      <text:p text:style-name="P6"><text:soft-page-break/>Serving static files during development</text:p>
      <text:p text:style-name="P1">If you use <text:span text:style-name="T3">django.contrib.staticfiles</text:span> as explained above, <text:span text:style-name="T3">runserver</text:span> will do this automatically when <text:span text:style-name="T3">DEBUG</text:span> is set to <text:span text:style-name="T3">True</text:span>. If you don’t have <text:span text:style-name="T3">django.contrib.staticfiles</text:span> in <text:span text:style-name="T3">INSTALLED_APPS</text:span>, you can still manually serve static files using the <text:span text:style-name="T3">django.views.static.serve()</text:span> view.</text:p>
      <text:p text:style-name="P1"/>
      <text:p text:style-name="P1">This is not suitable for production use! For some common deployment strategies, see <text:a xlink:type="simple" xlink:href="https://docs.djangoproject.com/en/1.11/howto/static-files/deployment/" text:style-name="Internet_20_link" text:visited-style-name="Visited_20_Internet_20_Link">Deploying static files</text:a>.</text:p>
      <text:p text:style-name="P1"/>
      <text:p text:style-name="P1">For example, if your <text:span text:style-name="T3">STATIC_URL</text:span> is defined as <text:span text:style-name="T3">/static/</text:span>, you can do this by adding the following snippet to your urls.py:</text:p>
      <text:p text:style-name="P1"/>
      <text:p text:style-name="P4">from django.conf import settings</text:p>
      <text:p text:style-name="P4">from django.conf.urls.static import static</text:p>
      <text:p text:style-name="P4"/>
      <text:p text:style-name="P4">urlpatterns = [</text:p>
      <text:p text:style-name="P4"><text:s text:c="4"/># ... the rest of your URLconf goes here ...</text:p>
      <text:p text:style-name="P4">] + static(settings.STATIC_URL, document_root=settings.STATIC_ROOT)</text:p>
      <text:p text:style-name="P1"/>
      <text:p text:style-name="P5">Note</text:p>
      <text:p text:style-name="P2"><text:span text:style-name="T9">This helper function works only in debug mode and only if the given prefix is local (e.g. </text:span><text:span text:style-name="T5">/static/</text:span><text:span text:style-name="T9">) and not a URL (e.g. </text:span><text:a xlink:type="simple" xlink:href="http://static.example.com/" text:style-name="Internet_20_link" text:visited-style-name="Visited_20_Internet_20_Link"><text:span text:style-name="T9">http://static.example.com/</text:span></text:a><text:span text:style-name="T9">).</text:span></text:p>
      <text:p text:style-name="P5">Also this helper function only serves the actual <text:span text:style-name="T3">STATIC_ROOT</text:span> folder; it doesn’t perform static files discovery like <text:span text:style-name="T3">django.contrib.staticfiles</text:span>.</text:p>
      <text:p text:style-name="P1"/>
      <text:p text:style-name="P6">Serving files uploaded by a user during development</text:p>
      <text:p text:style-name="P1">During development, you can serve user-uploaded media files from <text:span text:style-name="T3">MEDIA_ROOT</text:span> using the <text:span text:style-name="T3">django.views.static.serve()</text:span> view.</text:p>
      <text:p text:style-name="P1"/>
      <text:p text:style-name="P1">This is not suitable for production use! For some common deployment strategies, see <text:a xlink:type="simple" xlink:href="https://docs.djangoproject.com/en/1.11/howto/static-files/deployment/" text:style-name="Internet_20_link" text:visited-style-name="Visited_20_Internet_20_Link">Deploying static files</text:a>.</text:p>
      <text:p text:style-name="P1"/>
      <text:p text:style-name="P1">For example, if your <text:span text:style-name="T3">MEDIA_URL</text:span> is defined as <text:span text:style-name="T3">/media/</text:span>, you can do this by adding the following snippet to your urls.py:</text:p>
      <text:p text:style-name="P1"/>
      <text:p text:style-name="P4">from django.conf import settings</text:p>
      <text:p text:style-name="P4">from django.conf.urls.static import static</text:p>
      <text:p text:style-name="P4"/>
      <text:p text:style-name="P4">urlpatterns = [</text:p>
      <text:p text:style-name="P4"><text:s text:c="4"/># ... the rest of your URLconf goes here ...</text:p>
      <text:p text:style-name="P4">] + static(settings.MEDIA_URL, document_root=settings.MEDIA_ROOT)</text:p>
      <text:p text:style-name="P1"/>
      <text:p text:style-name="P5">Note</text:p>
      <text:p text:style-name="P3"><text:span text:style-name="T9">This helper function works only in debug mode and only if the given prefix is local (e.g. </text:span><text:span text:style-name="T5">/media/</text:span><text:span text:style-name="T9">) and not a URL (e.g. </text:span><text:a xlink:type="simple" xlink:href="http://media.example.com/" text:style-name="Internet_20_link" text:visited-style-name="Visited_20_Internet_20_Link"><text:span text:style-name="T9">http://media.example.com/</text:span></text:a><text:span text:style-name="T9">).</text:span></text:p>
      <text:p text:style-name="P1"/>
      <text:p text:style-name="P1"/>
      <text:p text:style-name="P1"/>
      <text:p text:style-name="P1"/>
      <text:p text:style-name="P1"/>
      <text:p text:style-name="P1"/>
      <text:p text:style-name="P6"><text:soft-page-break/>Testing</text:p>
      <text:p text:style-name="P1">When running tests that use actual HTTP requests instead of the built-in testing client (i.e. when using the built-in <text:a xlink:type="simple" xlink:href="https://docs.djangoproject.com/en/1.11/topics/testing/tools/#django.test.LiveServerTestCase" text:style-name="Internet_20_link" text:visited-style-name="Visited_20_Internet_20_Link">LiveServerTestCase</text:a>) the static assets need to be served along the rest of the content so the test environment reproduces the real one as faithfully as possible, but <text:span text:style-name="T6">LiveServerTestCase</text:span> has only very basic static file-serving functionality: It doesn’t know about the finders feature of the <text:span text:style-name="T3">staticfiles</text:span> application and assumes the static content has already been collected under <text:span text:style-name="T3">STATIC_ROOT</text:span>.</text:p>
      <text:p text:style-name="P1"/>
      <text:p text:style-name="P1">Because of this, <text:span text:style-name="T3">staticfiles</text:span> ships its own <text:span text:style-name="T3">django.contrib.staticfiles.testing.StaticLiveServerTestCase</text:span>, a subclass of the built-in one that has the ability to transparently serve all the assets during execution of these tests in a way very similar to what we get at development time with <text:span text:style-name="T3">DEBUG = True</text:span>, i.e. without having to collect them using <text:a xlink:type="simple" xlink:href="https://docs.djangoproject.com/en/1.11/ref/contrib/staticfiles/#django-admin-collectstatic" text:style-name="Internet_20_link" text:visited-style-name="Visited_20_Internet_20_Link"><text:span text:style-name="T10">https://docs.djangoproject.com/en/1.11/ref/contrib/staticfiles/#django-admin-collectstatic</text:span></text:a> first.</text:p>
      <text:p text:style-name="P1"/>
      <text:p text:style-name="P6"/>
      <text:p text:style-name="P6">Deployment</text:p>
      <text:p text:style-name="P1"><text:span text:style-name="T3">django.contrib.staticfiles</text:span> provides a convenience management command for gathering static files in a single directory so you can serve them easily.</text:p>
      <text:p text:style-name="P1"/>
      <text:list xml:id="list7373515832289361213" text:style-name="L3">
        <text:list-item>
          <text:p text:style-name="P11"><text:span text:style-name="T1">Set the </text:span><text:a xlink:type="simple" xlink:href="https://docs.djangoproject.com/en/1.11/ref/settings/#std:setting-STATIC_ROOT" text:style-name="Internet_20_link" text:visited-style-name="Visited_20_Internet_20_Link"><text:span text:style-name="T1">STATIC_ROOT</text:span></text:a><text:span text:style-name="T1"> setting to the directory from which you’d like to serve these files, for example:</text:span></text:p>
        </text:list-item>
      </text:list>
      <text:p text:style-name="P1"/>
      <text:p text:style-name="P1"><text:tab/> <text:s text:c="3"/><text:span text:style-name="T3">STATIC_ROOT = "/var/www/example.com/static/"</text:span></text:p>
      <text:p text:style-name="P1"/>
      <text:list xml:id="list8847484499893246177" text:style-name="L4">
        <text:list-item>
          <text:p text:style-name="P12"><text:span text:style-name="T1">Run the </text:span><text:a xlink:type="simple" xlink:href="https://docs.djangoproject.com/en/1.11/ref/contrib/staticfiles/#django-admin-collectstatic" text:style-name="Internet_20_link" text:visited-style-name="Visited_20_Internet_20_Link"><text:span text:style-name="T1">collectstatic</text:span></text:a><text:span text:style-name="T1"> management command:</text:span></text:p>
        </text:list-item>
      </text:list>
      <text:p text:style-name="P1"/>
      <text:p text:style-name="P1"><text:tab/> <text:s text:c="3"/><text:span text:style-name="T3">$ python manage.py collectstatic</text:span></text:p>
      <text:p text:style-name="P1"/>
      <text:p text:style-name="P1"><text:tab/> <text:s text:c="3"/>This will copy all files from your static folders into the <text:a xlink:type="simple" xlink:href="https://docs.djangoproject.com/en/1.11/ref/settings/#std:setting-STATIC_ROOT" text:style-name="Internet_20_link" text:visited-style-name="Visited_20_Internet_20_Link">STATIC_ROOT</text:a> directory.</text:p>
      <text:p text:style-name="P1"/>
      <text:list xml:id="list5667943206498350696" text:style-name="L5">
        <text:list-item>
          <text:p text:style-name="P13"><text:span text:style-name="T1">Use a web server of your choice to serve the files. </text:span><text:a xlink:type="simple" xlink:href="https://docs.djangoproject.com/en/1.11/howto/static-files/deployment/" text:style-name="Internet_20_link" text:visited-style-name="Visited_20_Internet_20_Link"><text:span text:style-name="T1">Deploying static files</text:span></text:a><text:span text:style-name="T1"> covers some common deployment strategies for static files.</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static</text:p>
      <text:p text:style-name="P14"/>
      <text:p text:style-name="P14">To link to static files that are saved in <text:span text:style-name="T3">STATIC_ROOT</text:span> Django ships with a static template tag. If the <text:span text:style-name="T3">django.contrib.staticfiles</text:span> app is installed, the tag will serve files using <text:span text:style-name="T3">url()</text:span> method of the storage specified by <text:span text:style-name="T3">STATICFILES_STORAGE</text:span>. For example:</text:p>
      <text:p text:style-name="P14"/>
      <text:p text:style-name="P16">{% load static %}</text:p>
      <text:p text:style-name="P16">&lt;img src="{% static "images/hi.jpg" %}" alt="Hi!" /&gt;</text:p>
      <text:p text:style-name="P14"/>
      <text:p text:style-name="P14">It is also able to consume standard context variables, e.g. assuming a <text:span text:style-name="T3">user_stylesheet</text:span> variable is passed to the template:</text:p>
      <text:p text:style-name="P14"/>
      <text:p text:style-name="P16">{% load static %}</text:p>
      <text:p text:style-name="P16">&lt;link rel="stylesheet" href="{% static user_stylesheet %}" type="text/css" media="screen" /&gt;</text:p>
      <text:p text:style-name="P14"/>
      <text:p text:style-name="P14">If you’d like to retrieve a static URL without displaying it, you can use a slightly different call:</text:p>
      <text:p text:style-name="P14"/>
      <text:p text:style-name="P16">{% load static %}</text:p>
      <text:p text:style-name="P16">{% static "images/hi.jpg" as myphoto %}</text:p>
      <text:p text:style-name="P16">&lt;img src="{{ myphoto }}"&gt;&lt;/img&gt;</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2:28:28.845127341</meta:creation-date>
    <meta:generator>LibreOffice/5.1.6.2$Linux_X86_64 LibreOffice_project/10m0$Build-2</meta:generator>
    <dc:date>2017-08-30T11:46:52.020942494</dc:date>
    <meta:editing-duration>PT32M15S</meta:editing-duration>
    <meta:editing-cycles>96</meta:editing-cycles>
    <meta:document-statistic meta:table-count="0" meta:image-count="0" meta:object-count="0" meta:page-count="4" meta:paragraph-count="68" meta:word-count="977" meta:character-count="6625" meta:non-whitespace-character-count="5675"/>
  </office:meta>
</office:document-meta>
</file>